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500000014DA9E3BE809C180B1.png" manifest:media-type="image/png"/>
  <manifest:file-entry manifest:full-path="Pictures/10001E38000015E9000001F9FD88AA3D5464544C.svg" manifest:media-type="image/svg+xml"/>
  <manifest:file-entry manifest:full-path="Pictures/10001E38000015E9000001F9BAA6F3F8FB8EDFBE.svg" manifest:media-type="image/svg+xml"/>
  <manifest:file-entry manifest:full-path="Pictures/1000000000000020000000204B249CA79A42C6D7.png" manifest:media-type="image/png"/>
  <manifest:file-entry manifest:full-path="Pictures/100002010000004A000000160EAB884892D48A3C.png" manifest:media-type="image/png"/>
  <manifest:file-entry manifest:full-path="Pictures/10000B04000006AC00000203A7F8AC30C52DD74B.svg" manifest:media-type="image/svg+xml"/>
  <manifest:file-entry manifest:full-path="Pictures/1000185F00001341000001C98ADFEC3E325BCF22.svg" manifest:media-type="image/svg+xml"/>
  <manifest:file-entry manifest:full-path="Pictures/10000201000000F300000016C797E7101D36F4C2.png" manifest:media-type="image/png"/>
  <manifest:file-entry manifest:full-path="Pictures/10000D630000087E0000020342978555E622AB66.svg" manifest:media-type="image/svg+xml"/>
  <manifest:file-entry manifest:full-path="Pictures/10000201000000F3000000166B2F8CDD8A79440C.png" manifest:media-type="image/png"/>
  <manifest:file-entry manifest:full-path="Pictures/100002010000005E0000001616DED4DE8B8637D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68cm" fo:min-width="1.118cm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999999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2.286cm" svg:x="4.556cm" svg:y="2.66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778cm" svg:y1="1.905cm" svg:x2="4.707cm" svg:y2="3.221cm">
          <text:p/>
        </draw:line>
        <draw:line draw:style-name="gr2" draw:text-style-name="P3" draw:layer="layout" svg:x1="1.905cm" svg:y1="5.842cm" svg:x2="4.798cm" svg:y2="4.509cm">
          <text:p/>
        </draw:line>
        <draw:line draw:style-name="gr2" draw:text-style-name="P3" draw:layer="layout" svg:x1="6.842cm" svg:y1="3.703cm" svg:x2="9.779cm" svg:y2="5.334cm">
          <text:p/>
        </draw:line>
        <draw:frame draw:style-name="gr3" draw:text-style-name="P4" draw:layer="layout" svg:width="4.572cm" svg:height="0.806cm" svg:x="0.127cm" svg:y="0.362cm">
          <draw:text-box>
            <text:p><text:span text:style-name="T1">Area (1k sqft)</text:span></text:p>
          </draw:text-box>
        </draw:frame>
        <draw:frame draw:style-name="gr3" draw:text-style-name="P4" draw:layer="layout" svg:width="4.572cm" svg:height="0.806cm" svg:x="0.408cm" svg:y="5.733cm">
          <draw:text-box>
            <text:p><text:span text:style-name="T1">Rooms</text:span></text:p>
          </draw:text-box>
        </draw:frame>
        <draw:frame draw:style-name="gr4" draw:text-style-name="P5" draw:layer="layout" svg:width="2.173cm" svg:height="0.514cm" svg:x="0.678cm" svg:y="1.188cm">
          <draw:image xlink:href="Pictures/10000D630000087E0000020342978555E622AB66.svg" xlink:type="simple" xlink:show="embed" xlink:actuate="onLoad" loext:mime-type="image/svg+xml">
            <text:p/>
          </draw:image>
          <draw:image xlink:href="Pictures/100002010000005E0000001616DED4DE8B8637D1.png" xlink:type="simple" xlink:show="embed" xlink:actuate="onLoad" loext:mime-type="image/png"/>
        </draw:frame>
        <draw:frame draw:style-name="gr4" draw:text-style-name="P5" draw:layer="layout" svg:width="1.707cm" svg:height="0.514cm" svg:x="0.608cm" svg:y="6.502cm">
          <draw:image xlink:href="Pictures/10000B04000006AC00000203A7F8AC30C52DD74B.svg" xlink:type="simple" xlink:show="embed" xlink:actuate="onLoad" loext:mime-type="image/svg+xml">
            <text:p/>
          </draw:image>
          <draw:image xlink:href="Pictures/100002010000004A000000160EAB884892D48A3C.png" xlink:type="simple" xlink:show="embed" xlink:actuate="onLoad" loext:mime-type="image/png"/>
        </draw:frame>
        <draw:frame draw:style-name="gr5" draw:text-style-name="P4" draw:layer="layout" svg:width="3.331cm" svg:height="1.361cm" svg:x="17.23cm" svg:y="4.958cm">
          <draw:text-box>
            <text:p><text:span text:style-name="T1">House Price</text:span></text:p>
            <text:p><text:span text:style-name="T1">(x1000)</text:span></text:p>
          </draw:text-box>
        </draw:frame>
        <draw:frame draw:style-name="gr6" draw:text-style-name="P6" draw:layer="layout" svg:width="3.048cm" svg:height="1.199cm" svg:x="10.187cm" svg:y="1.451cm">
          <draw:text-box>
            <text:p><text:span text:style-name="T2">Activation Function</text:span></text:p>
          </draw:text-box>
        </draw:frame>
        <draw:path draw:style-name="gr7" draw:text-style-name="P3" draw:layer="layout" svg:width="1.697cm" svg:height="1.955cm" draw:transform="skewX (-0.567232006898157) rotate (2.55812908464809) translate (10.2490119748017cm 4.24192359471036cm)" svg:viewBox="0 0 1698 1956" svg:d="M0 1956c926 0 146-812 885-1181 740-369 813-775 813-775">
          <text:p/>
        </draw:path>
        <draw:frame draw:style-name="gr6" draw:text-style-name="P6" draw:layer="layout" svg:width="1.638cm" svg:height="0.762cm" svg:x="19.275cm" svg:y="6.64cm">
          <draw:text-box>
            <text:p><text:span text:style-name="T2">Label</text:span></text:p>
          </draw:text-box>
        </draw:frame>
        <draw:path draw:style-name="gr7" draw:text-style-name="P3" draw:layer="layout" svg:width="0.546cm" svg:height="1.2cm" draw:transform="skewX (-0.264242848751941) rotate (0.863763446811993) translate (18.9896413431207cm 6.24691352935566cm)" svg:viewBox="0 0 547 1201" svg:d="M0 1201c297 0 48-498 286-725 237-227 261-476 261-476">
          <text:p/>
        </draw:path>
        <draw:custom-shape draw:style-name="gr1" draw:text-style-name="P2" draw:layer="layout" svg:width="2.286cm" svg:height="2.286cm" svg:x="4.557cm" svg:y="6.36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.778cm" svg:y1="1.905cm" svg:x2="4.826cm" svg:y2="6.731cm">
          <text:p/>
        </draw:line>
        <draw:line draw:style-name="gr8" draw:text-style-name="P3" draw:layer="layout" svg:x1="1.905cm" svg:y1="5.843cm" svg:x2="4.557cm" svg:y2="7.366cm">
          <text:p/>
        </draw:line>
        <draw:custom-shape draw:style-name="gr1" draw:text-style-name="P2" draw:layer="layout" svg:width="2.286cm" svg:height="2.286cm" svg:x="9.779cm" svg:y="4.44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843cm" svg:y1="7.493cm" svg:x2="9.906cm" svg:y2="6.096cm">
          <text:p/>
        </draw:line>
        <draw:frame draw:style-name="gr9" draw:text-style-name="P1" draw:layer="layout" svg:width="5.608cm" svg:height="0.504cm" svg:x="7.619cm" svg:y="7.309cm">
          <draw:image xlink:href="Pictures/10001E38000015E9000001F9BAA6F3F8FB8EDFBE.svg" xlink:type="simple" xlink:show="embed" xlink:actuate="onLoad" loext:mime-type="image/svg+xml">
            <text:p/>
          </draw:image>
          <draw:image xlink:href="Pictures/10000201000000F300000016C797E7101D36F4C2.png" xlink:type="simple" xlink:show="embed" xlink:actuate="onLoad" loext:mime-type="image/png"/>
        </draw:frame>
        <draw:frame draw:style-name="gr9" draw:text-style-name="P1" draw:layer="layout" svg:width="5.608cm" svg:height="0.504cm" svg:x="7.6cm" svg:y="3.306cm">
          <draw:image xlink:href="Pictures/10001E38000015E9000001F9FD88AA3D5464544C.svg" xlink:type="simple" xlink:show="embed" xlink:actuate="onLoad" loext:mime-type="image/svg+xml">
            <text:p/>
          </draw:image>
          <draw:image xlink:href="Pictures/10000201000000F3000000166B2F8CDD8A79440C.png" xlink:type="simple" xlink:show="embed" xlink:actuate="onLoad" loext:mime-type="image/png"/>
        </draw:frame>
        <draw:line draw:style-name="gr2" draw:text-style-name="P3" draw:layer="layout" svg:x1="12.049cm" svg:y1="5.588cm" svg:x2="17.399cm" svg:y2="5.588cm">
          <text:p/>
        </draw:line>
        <draw:frame draw:style-name="gr9" draw:text-style-name="P1" draw:layer="layout" svg:width="4.928cm" svg:height="0.456cm" svg:x="12.319cm" svg:y="4.751cm">
          <draw:image xlink:href="Pictures/1000185F00001341000001C98ADFEC3E325BCF22.svg" xlink:type="simple" xlink:show="embed" xlink:actuate="onLoad" loext:mime-type="image/svg+xml">
            <text:p/>
          </draw:image>
          <draw:image xlink:href="Pictures/10000201000000D500000014DA9E3BE809C180B1.png" xlink:type="simple" xlink:show="embed" xlink:actuate="onLoad" loext:mime-type="image/png"/>
        </draw:frame>
        <draw:path draw:style-name="gr7" draw:text-style-name="P3" draw:layer="layout" svg:width="0.546cm" svg:height="1.2cm" draw:transform="skewX (-0.264242848751942) rotate (1.35978602022878) translate (12.053391670528cm 6.71584053828353cm)" svg:viewBox="0 0 547 1201" svg:d="M0 1201c297 0 48-498 286-725 237-227 261-476 261-476">
          <text:p/>
        </draw:path>
        <draw:frame draw:style-name="gr6" draw:text-style-name="P6" draw:layer="layout" svg:width="3.048cm" svg:height="1.199cm" svg:x="13.154cm" svg:y="6.069cm">
          <draw:text-box>
            <text:p><text:span text:style-name="T2">Readout</text:span></text:p>
            <text:p><text:span text:style-name="T2">Lay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999999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9T15:31:46.576006200</meta:creation-date>
    <dc:date>2021-03-03T19:10:41.924173342</dc:date>
    <meta:editing-duration>PT59M28S</meta:editing-duration>
    <meta:editing-cycles>15</meta:editing-cycles>
    <meta:generator>LibreOffice/6.4.4.2$MacOSX_X86_64 LibreOffice_project/3d775be2011f3886db32dfd395a6a6d1ca2630ff</meta:generator>
    <meta:document-statistic meta:object-count="24"/>
  </office:meta>
</office:document-meta>
</file>